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D000000F9E6C8CD254955EE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in" loext:contextual-spacing="false" fo:line-height="0.0138in"/>
    </style:style>
    <style:style style:name="P5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6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P7" style:family="paragraph" style:parent-style-name="Standard">
      <loext:graphic-properties draw:fill="none"/>
      <style:paragraph-properties fo:margin-left="0in" fo:margin-right="0.25in" fo:margin-top="0.0398in" fo:margin-bottom="0.0398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20pt" fo:font-weight="bold" officeooo:rsid="001efec4" officeooo:paragraph-rsid="001efec4" style:font-size-asian="20pt" style:font-weight-asian="bold" style:font-size-complex="20pt" style:font-weight-complex="bold" fo:hyphenate="false" fo:hyphenation-remain-char-count="2" fo:hyphenation-push-char-count="2"/>
    </style:style>
    <style:style style:name="P8" style:family="paragraph" style:parent-style-name="Standard">
      <loext:graphic-properties draw:fill="none"/>
      <style:paragraph-properties fo:margin-left="0.1252in" fo:margin-right="0.25in" fo:margin-top="0.0398in" fo:margin-bottom="0.0398in" loext:contextual-spacing="false" fo:line-height="115%" fo:text-align="start" style:justify-single-word="false" fo:orphans="2" fo:widows="2" fo:hyphenation-ladder-count="no-limit" fo:text-indent="0in" style:auto-text-indent="false" fo:background-color="transparent" style:punctuation-wrap="simple" style:writing-mode="lr-tb"/>
      <style:text-properties fo:font-size="20pt" fo:font-weight="bold" officeooo:rsid="001efec4" officeooo:paragraph-rsid="001efec4" style:font-size-asian="20pt" style:font-weight-asian="bold" style:font-size-complex="20pt" style:font-weight-complex="bold" fo:hyphenate="false" fo:hyphenation-remain-char-count="2" fo:hyphenation-push-char-count="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draw:frame draw:style-name="fr1" draw:name="Image1" text:anchor-type="paragraph" svg:x="0.6374in" svg:y="0.1146in" svg:width="2.8819in" svg:height="1.8083in" draw:z-index="0"><draw:image xlink:href="Pictures/100002010000018D000000F9E6C8CD254955EE08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7"><draw:frame draw:style-name="fr1" draw:name="Image10" text:anchor-type="paragraph" svg:x="0.6374in" svg:y="0.1146in" svg:width="2.8819in" svg:height="1.8083in" draw:z-index="9"><draw:image xlink:href="Pictures/100002010000018D000000F9E6C8CD254955EE0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2" text:anchor-type="paragraph" svg:x="0.6374in" svg:y="0.1146in" svg:width="2.8819in" svg:height="1.8083in" draw:z-index="1"><draw:image xlink:href="Pictures/100002010000018D000000F9E6C8CD254955EE0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2"><draw:frame draw:style-name="fr1" draw:name="Image9" text:anchor-type="paragraph" svg:x="0.6374in" svg:y="0.1146in" svg:width="2.8819in" svg:height="1.8083in" draw:z-index="8"><draw:image xlink:href="Pictures/100002010000018D000000F9E6C8CD254955EE0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3" text:anchor-type="paragraph" svg:x="0.6374in" svg:y="0.1146in" svg:width="2.8819in" svg:height="1.8083in" draw:z-index="2"><draw:image xlink:href="Pictures/100002010000018D000000F9E6C8CD254955EE0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8" text:anchor-type="paragraph" svg:x="0.6374in" svg:y="0.1146in" svg:width="2.8819in" svg:height="1.8083in" draw:z-index="7"><draw:image xlink:href="Pictures/100002010000018D000000F9E6C8CD254955EE08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4" text:anchor-type="paragraph" svg:x="0.6374in" svg:y="0.1146in" svg:width="2.8819in" svg:height="1.8083in" draw:z-index="3"><draw:image xlink:href="Pictures/100002010000018D000000F9E6C8CD254955EE0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5"><draw:frame draw:style-name="fr1" draw:name="Image7" text:anchor-type="paragraph" svg:x="0.6374in" svg:y="0.1146in" svg:width="2.8819in" svg:height="1.8083in" draw:z-index="6"><draw:image xlink:href="Pictures/100002010000018D000000F9E6C8CD254955EE08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6"><draw:frame draw:style-name="fr1" draw:name="Image5" text:anchor-type="paragraph" svg:x="0.6374in" svg:y="0.1146in" svg:width="2.8819in" svg:height="1.8083in" draw:z-index="4"><draw:image xlink:href="Pictures/100002010000018D000000F9E6C8CD254955EE08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6" text:anchor-type="paragraph" svg:x="0.6374in" svg:y="0.1146in" svg:width="2.8819in" svg:height="1.8083in" draw:z-index="5"><draw:image xlink:href="Pictures/100002010000018D000000F9E6C8CD254955EE08.png" xlink:type="simple" xlink:show="embed" xlink:actuate="onLoad" loext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20-12-04T05:23:24.523000000</meta:print-date>
    <dc:date>2020-12-04T05:32:16.398000000</dc:date>
    <meta:editing-cycles>32</meta:editing-cycles>
    <dc:subject>Avery Dennison Template</dc:subject>
    <dc:title>Avery Dennison Template</dc:title>
    <meta:editing-duration>P3DT17H18M24S</meta:editing-duration>
    <meta:generator>LibreOffice/5.4.4.2$Windows_X86_64 LibreOffice_project/2524958677847fb3bb44820e40380acbe820f960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